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rsid="0000d60a" officeooo:paragraph-rsid="0000d60a"/>
    </style:style>
    <style:style style:name="P2" style:family="paragraph" style:parent-style-name="Standard">
      <style:paragraph-properties fo:line-height="150%" fo:text-align="center" style:justify-single-word="false"/>
      <style:text-properties officeooo:rsid="0000d60a" officeooo:paragraph-rsid="0000d60a"/>
    </style:style>
    <style:style style:name="P3" style:family="paragraph" style:parent-style-name="Standard">
      <style:paragraph-properties fo:line-height="150%" fo:text-align="start" style:justify-single-word="false"/>
      <style:text-properties officeooo:rsid="0000d60a" officeooo:paragraph-rsid="0000d60a"/>
    </style:style>
    <style:style style:name="P4" style:family="paragraph" style:parent-style-name="Standard">
      <style:paragraph-properties fo:line-height="150%" fo:text-align="start" style:justify-single-word="false"/>
      <style:text-properties officeooo:rsid="0001337c" officeooo:paragraph-rsid="0001337c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officeooo:rsid="0001337c" officeooo:paragraph-rsid="0001337c"/>
    </style:style>
    <style:style style:name="P6" style:family="paragraph" style:parent-style-name="Standard" style:list-style-name="L2">
      <style:paragraph-properties fo:line-height="150%" fo:text-align="start" style:justify-single-word="false"/>
      <style:text-properties officeooo:rsid="0001337c" officeooo:paragraph-rsid="0001337c"/>
    </style:style>
    <style:style style:name="P7" style:family="paragraph" style:parent-style-name="Standard">
      <style:paragraph-properties fo:line-height="150%" fo:text-align="start" style:justify-single-word="false"/>
      <style:text-properties officeooo:rsid="0001337c" officeooo:paragraph-rsid="00098c8b"/>
    </style:style>
    <style:style style:name="P8" style:family="paragraph" style:parent-style-name="Standard">
      <style:paragraph-properties fo:line-height="150%" fo:text-align="start" style:justify-single-word="false"/>
      <style:text-properties style:text-underline-style="none" officeooo:rsid="00030f16" officeooo:paragraph-rsid="00030f16"/>
    </style:style>
    <style:style style:name="P9" style:family="paragraph" style:parent-style-name="Standard">
      <style:paragraph-properties fo:line-height="150%" fo:text-align="center" style:justify-single-word="false"/>
      <style:text-properties style:text-underline-style="none" officeooo:rsid="00030f16" officeooo:paragraph-rsid="00030f16"/>
    </style:style>
    <style:style style:name="P10" style:family="paragraph" style:parent-style-name="Standard">
      <style:paragraph-properties fo:line-height="150%" fo:text-align="start" style:justify-single-word="false"/>
      <style:text-properties style:text-underline-style="none" fo:font-weight="normal" officeooo:rsid="0004adc7" officeooo:paragraph-rsid="0004adc7" style:font-weight-asian="normal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text-underline-style="none" fo:font-weight="normal" officeooo:rsid="0004adc7" officeooo:paragraph-rsid="0004adc7" style:font-weight-asian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officeooo:paragraph-rsid="00023221"/>
    </style:style>
    <style:style style:name="P13" style:family="paragraph" style:parent-style-name="Standard">
      <style:paragraph-properties fo:line-height="150%" fo:text-align="start" style:justify-single-word="false"/>
      <style:text-properties officeooo:paragraph-rsid="00030f16"/>
    </style:style>
    <style:style style:name="P14" style:family="paragraph" style:parent-style-name="Standard" style:list-style-name="L3">
      <style:paragraph-properties fo:line-height="150%" fo:text-align="start" style:justify-single-word="false"/>
      <style:text-properties officeooo:rsid="00098c8b" officeooo:paragraph-rsid="00098c8b"/>
    </style:style>
    <style:style style:name="P15" style:family="paragraph" style:parent-style-name="Standard">
      <style:paragraph-properties fo:line-height="150%" fo:text-align="start" style:justify-single-word="false"/>
      <style:text-properties officeooo:rsid="00098c8b" officeooo:paragraph-rsid="00098c8b"/>
    </style:style>
    <style:style style:name="P16" style:family="paragraph" style:parent-style-name="Standard" style:list-style-name="L4">
      <style:paragraph-properties fo:line-height="150%" fo:text-align="start" style:justify-single-word="false"/>
      <style:text-properties officeooo:rsid="00098c8b" officeooo:paragraph-rsid="00098c8b"/>
    </style:style>
    <style:style style:name="P17" style:family="paragraph" style:parent-style-name="Standard">
      <style:paragraph-properties fo:line-height="150%" fo:text-align="start" style:justify-single-word="false"/>
      <style:text-properties officeooo:rsid="00098c8b" officeooo:paragraph-rsid="000a6f52"/>
    </style:style>
    <style:style style:name="P18" style:family="paragraph" style:parent-style-name="Standard">
      <style:text-properties fo:font-weight="bold" officeooo:rsid="00098c8b" officeooo:paragraph-rsid="00098c8b" style:font-weight-asian="bold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officeooo:rsid="000beaa6" officeooo:paragraph-rsid="000beaa6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rsid="00098c8b" officeooo:paragraph-rsid="00098c8b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0098c8b" officeooo:paragraph-rsid="00098c8b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tyle="italic" officeooo:rsid="00098c8b" officeooo:paragraph-rsid="00098c8b" style:font-style-asian="italic" style:font-style-complex="italic"/>
    </style:style>
    <style:style style:name="T1" style:family="text">
      <style:text-properties officeooo:rsid="0001337c"/>
    </style:style>
    <style:style style:name="T2" style:family="text">
      <style:text-properties style:font-name="Nimbus Mono L"/>
    </style:style>
    <style:style style:name="T3" style:family="text">
      <style:text-properties officeooo:rsid="0002322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1337c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officeooo:rsid="0001337c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 officeooo:rsid="0001337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1337c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01337c"/>
    </style:style>
    <style:style style:name="T13" style:family="text">
      <style:text-properties style:text-position="super 58%" officeooo:rsid="00030f16"/>
    </style:style>
    <style:style style:name="T14" style:family="text">
      <style:text-properties style:text-position="super 58%" fo:font-style="normal" style:font-style-asian="normal" style:font-style-complex="normal"/>
    </style:style>
    <style:style style:name="T15" style:family="text">
      <style:text-properties style:text-position="super 58%" officeooo:rsid="000a6f52"/>
    </style:style>
    <style:style style:name="T16" style:family="text">
      <style:text-properties style:text-position="0% 100%" officeooo:rsid="00023221"/>
    </style:style>
    <style:style style:name="T17" style:family="text">
      <style:text-properties style:text-position="0% 100%" officeooo:rsid="00030f16"/>
    </style:style>
    <style:style style:name="T18" style:family="text">
      <style:text-properties style:text-position="0% 100%" fo:font-style="normal" style:font-style-asian="normal" style:font-style-complex="normal"/>
    </style:style>
    <style:style style:name="T19" style:family="text">
      <style:text-properties officeooo:rsid="00075487"/>
    </style:style>
    <style:style style:name="T20" style:family="text">
      <style:text-properties officeooo:rsid="00098c8b"/>
    </style:style>
    <style:style style:name="T21" style:family="text">
      <style:text-properties officeooo:rsid="000a6f52"/>
    </style:style>
    <style:style style:name="T22" style:family="text">
      <style:text-properties officeooo:rsid="000beaa6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: Leon de França Nascimento</text:p>
      <text:p text:style-name="P1">Matrícula: 18113050166</text:p>
      <text:p text:style-name="P1"/>
      <text:p text:style-name="P1">1)</text:p>
      <text:p text:style-name="P2">“O codigo de caracteres normalmente empregado e o ASCII que precisa de 8 bits ou um byte”</text:p>
      <text:p text:style-name="P2"/>
      <text:p text:style-name="P3">2) Somente -1E-1 e 1E-30 são números maiores que -2E0</text:p>
      <text:p text:style-name="P3"/>
      <text:p text:style-name="P3">3) 16,6<text:span text:style-name="T19">6</text:span>% dos animais eram realmente gatos <text:span text:style-name="T19">pois somente a fração 5/30 satisfaz as condições do enunciado (1/5 de cães pensando que são gatos e 1/5 de gatos pensando que são cães, com 3/10 do total achando que são gatos) mantendo números inteiros de cães e gatos. Nesta distribuição, ficam: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>Cães</text:p>
          </table:table-cell>
          <table:table-cell table:style-name="Table1.C1" office:value-type="string">
            <text:p text:style-name="P18">Gatos</text:p>
          </table:table-cell>
        </table:table-row>
        <table:table-row>
          <table:table-cell table:style-name="Table1.A2" office:value-type="string">
            <text:p text:style-name="P23">Pensam que são gatos</text:p>
          </table:table-cell>
          <table:table-cell table:style-name="Table1.A2" office:value-type="string">
            <text:p text:style-name="P21">5 (20%)</text:p>
          </table:table-cell>
          <table:table-cell table:style-name="Table1.C2" office:value-type="string">
            <text:p text:style-name="P21">4 (80%)</text:p>
          </table:table-cell>
        </table:table-row>
        <table:table-row>
          <table:table-cell table:style-name="Table1.A2" office:value-type="string">
            <text:p text:style-name="P23">Pensam que são cães</text:p>
          </table:table-cell>
          <table:table-cell table:style-name="Table1.A2" office:value-type="string">
            <text:p text:style-name="P21">20 (80%)</text:p>
          </table:table-cell>
          <table:table-cell table:style-name="Table1.C2" office:value-type="string">
            <text:p text:style-name="P21">1 (20%)</text:p>
          </table:table-cell>
        </table:table-row>
        <table:table-row>
          <table:table-cell table:style-name="Table1.A2" office:value-type="string">
            <text:p text:style-name="P21">Total</text:p>
          </table:table-cell>
          <table:table-cell table:style-name="Table1.A2" office:value-type="string">
            <text:p text:style-name="P21">25</text:p>
          </table:table-cell>
          <table:table-cell table:style-name="Table1.C2" office:value-type="string">
            <text:p text:style-name="P21">5</text:p>
          </table:table-cell>
        </table:table-row>
      </table:table>
      <text:p text:style-name="P3"/>
      <text:p text:style-name="P3"/>
      <text:p text:style-name="P7">4) <text:span text:style-name="T20">Como não há informação acerca de quantos prisioneiros podem ocupar simultaneamente um túnel:</text:span></text:p>
      <text:p text:style-name="P7"/>
      <text:p text:style-name="P7"><text:span text:style-name="T22">Nossa menor unidade é um grupo de 3 prisioneiros:</text:span></text:p>
      <text:list xml:id="list734124372230378687" text:style-name="L3">
        <text:list-item>
          <text:p text:style-name="P14">O primeiro vai pelo tunel A (1h)</text:p>
        </text:list-item>
        <text:list-item>
          <text:p text:style-name="P14">O segundo vai pelo tunel B (3h)</text:p>
        </text:list-item>
        <text:list-item>
          <text:p text:style-name="P14">O terceiro vai pelo tunel C (6h), volta e tenta o A (1h)</text:p>
          <text:p text:style-name="P14"/>
        </text:list-item>
      </text:list>
      <text:p text:style-name="P15">Num total de 11h gastas em fugas para 3 prisioneiros, <text:span text:style-name="T22">o que dá</text:span> aproximadamente 3,66h por preso. <text:span text:style-name="T22">Cada grupo de prisioneiros seguinte pode ser divido em subgrupos desta unidade.</text:span></text:p>
      <text:p text:style-name="P15"/>
      <text:p text:style-name="P15">Para um grupo de 6 prisioneiros, que tentam em intervalos de 1h:</text:p>
      <text:p text:style-name="P15"/>
      <text:list xml:id="list8596691660468258587" text:style-name="L4">
        <text:list-item>
          <text:p text:style-name="P16">O grupo A é um subgrupo de 3 prisioneiros (3,66h/preso)</text:p>
        </text:list-item>
        <text:list-item>
          <text:p text:style-name="P16">O grupo B é outro subgrupo de 3 prisioneiros (3,66h/preso)</text:p>
          <text:p text:style-name="P16"/>
        </text:list-item>
      </text:list>
      <text:p text:style-name="P17"><text:tab/>A proporção é mantida (3,66h/preso) até um grupo de 18 prisioneiros <text:span text:style-name="T21">(6</text:span><text:span text:style-name="T15">o</text:span><text:span text:style-name="T21"> grupo)</text:span>, que é quando o prisioneiro do túnel <text:span text:style-name="T21">C</text:span> volta, junto com os que entram no sexto grupo. Neste caso, o <text:soft-page-break/>prisioneiro que seria o 3<text:span text:style-name="T11">o</text:span> prisioneiro do <text:span text:style-name="T21">sexto grupo</text:span> fica de fora para a próxima tentativa, <text:span text:style-name="T21">o prisioneiro que retorna entra no túnel A, o primeiro prisioneiro toma o túnel B e o </text:span>segundo prisioneiro to<text:span text:style-name="T21">ma o túnel C</text:span>.</text:p>
      <text:p text:style-name="P15"><text:tab/><text:span text:style-name="T21">Isto mantém a proporção original, mas adiciona 1h para o prisioneiro que irá tomar o túnel A na próxima iteração. (11*6 + 1)/18 que é aproximadamente 3,7 horas. Os grupos seguintes seguem o padrão original, de 3,66h/preso até novamente encontrar um grupo que seja múltiplo de 18. Tomando intervalos consecutivamente menores (30minutos, 15 minutos), esse múltiplo é dobrado para cada fração de hora (30 mins = ½ hora, 15 mins = ¼ hora). Para um intervalo suficientemente pequeno, a média aproxima-se da original, 3,66h por preso.</text:span></text:p>
      <text:p text:style-name="P15"/>
      <text:p text:style-name="P19">Desta forma, <text:s/>os prisioneiros demoram em média 3,66h para sair dos túneis.</text:p>
      <text:p text:style-name="P4"/>
      <text:p text:style-name="P4">5) Somente<text:span text:style-name="T2"> prestacao1</text:span> e <text:span text:style-name="T2">Media_Prova</text:span> são nomes de váriaveis válidas</text:p>
      <text:p text:style-name="P4"/>
      <text:list xml:id="list3734964090629889910" text:style-name="L1">
        <text:list-item>
          <text:p text:style-name="P5"><text:span text:style-name="T2">1prestacao</text:span> é inválida pois começa com números</text:p>
        </text:list-item>
        <text:list-item>
          <text:p text:style-name="P5"><text:span text:style-name="T2">#PDA</text:span> é inválda pois além de não começar com uma letra, contem um caractere inválido (#), somente sublinha(_) é permitido</text:p>
        </text:list-item>
        <text:list-item>
          <text:p text:style-name="P5"><text:span text:style-name="T2">Real$</text:span> é inválida pois contém um caractere inválido ($), somente sublinha(_) é permitido</text:p>
          <text:p text:style-name="P5"/>
        </text:list-item>
      </text:list>
      <text:p text:style-name="P4">6) São permitidos 3.141516 e 8101</text:p>
      <text:p text:style-name="P4"/>
      <text:list xml:id="list2730892117900999822" text:style-name="L2">
        <text:list-item>
          <text:p text:style-name="P6">3,141516 é invalida pois o digito que representa o inteiro é separado por vírgula em vez de ponto.</text:p>
        </text:list-item>
        <text:list-item>
          <text:p text:style-name="P6">0.33333… é inválida pois não são permitidas dizímas periódicas.</text:p>
        </text:list-item>
        <text:list-item>
          <text:p text:style-name="P6">.888 é inválida pois não está representada a parte inteira, mesmo que esta seja zero.</text:p>
        </text:list-item>
      </text:list>
      <text:p text:style-name="P4"/>
      <text:p text:style-name="P12"><text:span text:style-name="T1">7) Considerando que 2</text:span><text:span text:style-name="T12">n </text:span><text:span text:style-name="T16">é a fórmula que representa o número de valores representados por n bits:</text:span></text:p>
      <text:p text:style-name="P12"><text:span text:style-name="T16"/></text:p>
      <text:p text:style-name="P13"><text:span text:style-name="T1"><text:s text:c="3"/>a) Como um dos bits está sendo usado pelo sinal, o computador pode armazenar um total de valores de 2</text:span><text:span text:style-name="T12">23</text:span><text:span text:style-name="T1">(8388608) valores, que divididos em duas partes, uma positiva e outra negativa, efetivamente reduz o número de bits para cada intervado para 2</text:span><text:span text:style-name="T13">22</text:span><text:span text:style-name="T1">. Logo, o intervalo vai de -2</text:span><text:span text:style-name="T13">22</text:span><text:span text:style-name="T1">(-4194304), incluindo o zero e indo até 2</text:span><text:span text:style-name="T13">22</text:span><text:span text:style-name="T1"> – 1(4194303) . A soma das duas metades com o zero faz efetivamente 2.2</text:span><text:span text:style-name="T13">11</text:span><text:span text:style-name="T17">, que é </text:span></text:p>
      <text:p text:style-name="P12"><text:span text:style-name="T3"><text:s text:c="3"/>b) O computador pode armazenar 2E24(16777216) inteiros, de 1 à 16777216, se </text:span><text:span text:style-name="T7">o zero não fosse considerado</text:span><text:span text:style-name="T1">, </text:span><text:span text:style-name="T9">ou 0 à <text:s/>16777215</text:span><text:span text:style-name="T5">, caso </text:span><text:span text:style-name="T6">o zero fosse considerado.</text:span></text:p>
      <text:p text:style-name="P12"><text:soft-page-break/><text:span text:style-name="T6"/></text:p>
      <text:p text:style-name="P8"><text:span text:style-name="T5">8</text:span><text:span text:style-name="T4">) </text:span><text:span text:style-name="T8">Calculando o número de segundos por ano: 365 dias * 24 horas * 60 minutos * 60 segundos</text:span></text:p>
      <text:p text:style-name="P8"><text:span text:style-name="T8"/></text:p>
      <text:p text:style-name="P9"><text:span text:style-name="T8"><text:s/></text:span><text:span text:style-name="T10">31536000 segundos por ano</text:span></text:p>
      <text:p text:style-name="P9"><text:span text:style-name="T10"/></text:p>
      <text:p text:style-name="P10"><text:span text:style-name="T8">O valor máximo armazenado por um número representado por 32 bits com sinal é 2</text:span><text:span text:style-name="T14">31</text:span><text:span text:style-name="T18">, já que um dos bits está representando o sinal. Logo, o máximo número de segundos possivelmente representados é 2147483648 segundos. Logo, somente precisaremos dividir estes dois valores</text:span></text:p>
      <text:p text:style-name="P10"><text:span text:style-name="T18"/></text:p>
      <text:p text:style-name="P11"><text:span text:style-name="T18"><draw:frame draw:style-name="fr1" draw:name="Object1" text:anchor-type="as-char" svg:y="-0.619cm" svg:width="7.567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8">o que dá </text:span><text:span text:style-name="T18"><draw:frame draw:style-name="fr1" draw:name="Object2" text:anchor-type="as-char" svg:y="-0.619cm" svg:width="5.689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1"><text:span text:style-name="T18"/></text:p>
      <text:p text:style-name="P10"><text:span text:style-name="T18">Logo, em 1970+ 68 anos = 203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3:21:10.941120528</meta:creation-date>
    <dc:date>2018-03-03T15:19:20.645122886</dc:date>
    <meta:editing-duration>PT13M54S</meta:editing-duration>
    <meta:editing-cycles>4</meta:editing-cycles>
    <meta:generator>LibreOffice/5.1.6.2$Linux_X86_64 LibreOffice_project/10m0$Build-2</meta:generator>
    <meta:document-statistic meta:table-count="1" meta:image-count="0" meta:object-count="2" meta:page-count="3" meta:paragraph-count="48" meta:word-count="687" meta:character-count="3874" meta:non-whitespace-character-count="3232"/>
  </office:meta>
</office:document-meta>
</file>

<file path=Object 1/content.xml><?xml version="1.0" encoding="utf-8"?>
<math xmlns="http://www.w3.org/1998/Math/MathML" display="block">
  <semantics>
    <mfrac>
      <mrow>
        <mi mathvariant="italic">Número</mi>
        <mi mathvariant="italic">máximo</mi>
        <mi mathvariant="italic">de</mi>
        <mi mathvariant="italic">segundos</mi>
        <mi mathvariant="italic">representados</mi>
      </mrow>
      <mrow>
        <mi mathvariant="italic">Número</mi>
        <mi mathvariant="italic">de</mi>
        <mi mathvariant="italic">segundos</mi>
        <mi mathvariant="italic">no</mi>
        <mi mathvariant="italic">ano</mi>
      </mrow>
    </mfrac>
    <annotation encoding="StarMath 5.0">{Número máximo de segundos representados} over {Número de segundos no ano} </annotation>
  </semantics>
</math>
</file>

<file path=Object 2/content.xml><?xml version="1.0" encoding="utf-8"?>
<math xmlns="http://www.w3.org/1998/Math/MathML" display="block">
  <semantics>
    <mrow>
      <mrow>
        <mfrac>
          <mrow>
            <mn>2147483648</mn>
            <mi mathvariant="italic">segundos</mi>
          </mrow>
          <mrow>
            <mn>31536000</mn>
            <mi mathvariant="italic">segundos</mi>
          </mrow>
        </mfrac>
        <mo stretchy="false">≈</mo>
        <mn>68</mn>
      </mrow>
      <mi mathvariant="italic">anos</mi>
    </mrow>
    <annotation encoding="StarMath 5.0">{ 2147483648 segundos} over { 31536000 segundos }   approx  68 anos </annotation>
  </semantics>
</math>
</file>